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style:font-name="Times New Roman" officeooo:rsid="001e2743" officeooo:paragraph-rsid="00033718"/>
    </style:style>
    <style:style style:name="P2" style:family="paragraph" style:parent-style-name="Text_20_body" style:list-style-name="L1">
      <style:text-properties style:font-name="Times New Roman" officeooo:rsid="00121180" officeooo:paragraph-rsid="00121180"/>
    </style:style>
    <style:style style:name="T1" style:family="text">
      <style:text-properties officeooo:rsid="00217f2f"/>
    </style:style>
    <style:style style:name="T2" style:family="text">
      <style:text-properties officeooo:rsid="0011a8f9"/>
    </style:style>
    <style:style style:name="T3" style:family="text">
      <style:text-properties officeooo:rsid="0012118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<text:span text:style-name="T3">16: </text:span></text:p>
      <text:list xml:id="list3767630329" text:style-name="L1">
        <text:list-item>
          <text:p text:style-name="P2">Asymmetric Information</text:p>
        </text:list-item>
        <text:list-item>
          <text:p text:style-name="P2">Imperfect Informa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6:13:19.186154445</meta:creation-date>
    <dc:date>2022-04-28T18:43:16.690682747</dc:date>
    <meta:editing-duration>P1DT3H1M13S</meta:editing-duration>
    <meta:editing-cycles>9</meta:editing-cycles>
    <meta:generator>LibreOffice/7.2.6.2$Linux_X86_64 LibreOffice_project/20$Build-2</meta:generator>
    <meta:document-statistic meta:table-count="0" meta:image-count="0" meta:object-count="0" meta:page-count="1" meta:paragraph-count="3" meta:word-count="8" meta:character-count="57" meta:non-whitespace-character-count="53"/>
  </office:meta>
</office:document-meta>
</file>